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office:value-type="float" office:value="1000">
            <text:p>1000</text:p>
          </table:table-cell>
          <table:table-cell office:value-type="float" office:value="0.002">
            <text:p>0.002</text:p>
          </table:table-cell>
          <table:table-cell table:number-columns-repeated="1022"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0.017">
            <text:p>0.017</text:p>
          </table:table-cell>
          <table:table-cell table:number-columns-repeated="1022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7">
            <text:p>0.247</text:p>
          </table:table-cell>
          <table:table-cell table:number-columns-repeated="1022"/>
        </table:table-row>
        <table:table-row table:style-name="ro1">
          <table:table-cell office:value-type="float" office:value="25000">
            <text:p>25000</text:p>
          </table:table-cell>
          <table:table-cell office:value-type="float" office:value="1.589">
            <text:p>1.589</text:p>
          </table:table-cell>
          <table:table-cell table:number-columns-repeated="1022"/>
        </table:table-row>
        <table:table-row table:style-name="ro1">
          <table:table-cell office:value-type="float" office:value="35000">
            <text:p>35000</text:p>
          </table:table-cell>
          <table:table-cell office:value-type="float" office:value="3.104">
            <text:p>3.104</text:p>
          </table:table-cell>
          <table:table-cell table:number-columns-repeated="1022"/>
        </table:table-row>
        <table:table-row table:style-name="ro1">
          <table:table-cell office:value-type="float" office:value="45000">
            <text:p>45000</text:p>
          </table:table-cell>
          <table:table-cell office:value-type="float" office:value="5.049">
            <text:p>5.049</text:p>
          </table:table-cell>
          <table:table-cell table:number-columns-repeated="1022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6.135">
            <text:p>6.135</text:p>
          </table:table-cell>
          <table:table-cell table:number-columns-repeated="1022"/>
        </table:table-row>
        <table:table-row table:style-name="ro1">
          <table:table-cell office:value-type="float" office:value="70000">
            <text:p>70000</text:p>
          </table:table-cell>
          <table:table-cell office:value-type="float" office:value="11.231">
            <text:p>11.231</text:p>
          </table:table-cell>
          <table:table-cell table:number-columns-repeated="6"/>
          <table:table-cell>
            <draw:frame table:end-cell-address="Sheet1.P23" table:end-x="1.09cm" table:end-y="0.384cm" draw:z-index="0" draw:name="Chart 1" draw:style-name="gr1" draw:text-style-name="P1" svg:width="12.753cm" svg:height="7.403cm" svg:x="0.244cm" svg:y="0.388cm">
              <draw:object draw:notify-on-update-of-ranges="Sheet1.B1:Sheet1.B10 Sheet1.A1:Sheet1.A1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office:value-type="float" office:value="90000">
            <text:p>90000</text:p>
          </table:table-cell>
          <table:table-cell office:value-type="float" office:value="17.465">
            <text:p>17.465</text:p>
          </table:table-cell>
          <table:table-cell table:number-columns-repeated="1022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0.825">
            <text:p>20.825</text:p>
          </table:table-cell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IN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0P0" style:volatile="true" number:language="en" number:country="IN">
      <number:text> </number:text>
      <number:number number:decimal-places="0" number:min-integer-digits="1" number:grouping="true"/>
      <number:text> </number:text>
    </number:number-style>
    <number:number-style style:name="N8110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0P2" style:volatile="true" number:language="en" number:country="IN">
      <number:text> - </number:text>
    </number:number-style>
    <number:text-style style:name="N8110" number:language="en" number:country="IN">
      <number:text> </number:text>
      <number:text-content/>
      <number:text> </number:text>
      <style:map style:condition="value()&gt;0" style:apply-style-name="N8110P0"/>
      <style:map style:condition="value()&lt;0" style:apply-style-name="N8110P1"/>
      <style:map style:condition="value()=0" style:apply-style-name="N8110P2"/>
    </number:text-style>
    <number:number-style style:name="N8111P0" style:volatile="true" number:language="en" number:country="IN">
      <number:text> </number:text>
      <number:number number:decimal-places="2" number:min-integer-digits="1" number:grouping="true"/>
      <number:text> </number:text>
    </number:number-style>
    <number:number-style style:name="N811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1" number:language="en" number:country="IN">
      <number:text> </number:text>
      <number:text-content/>
      <number:text> </number:text>
      <style:map style:condition="value()&gt;0" style:apply-style-name="N8111P0"/>
      <style:map style:condition="value()&lt;0" style:apply-style-name="N8111P1"/>
      <style:map style:condition="value()=0" style:apply-style-name="N8111P2"/>
    </number:text-style>
    <number:time-style style:name="N8112" number:language="en" number:country="IN">
      <number:minutes number:style="long"/>
      <number:text>:</number:text>
      <number:seconds number:style="long"/>
    </number:time-style>
    <number:time-style style:name="N811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14" number:language="en" number:country="IN">
      <number:minutes number:style="long"/>
      <number:text>:</number:text>
      <number:seconds number:style="long" number:decimal-places="1"/>
    </number:time-style>
    <number:number-style style:name="N811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8">28/01/2019</text:date>, <text:time>10:11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8T10:11:30.62</dc:date>
    <meta:document-statistic meta:table-count="3" meta:cell-count="20" meta:object-count="1"/>
    <meta:generator>OpenOffice/4.0.1$Win32 OpenOffice.org_project/401m5$Build-971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en" number:country="IN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4" style:family="chart" style:data-style-name="N8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>
      <style:graphic-properties svg:stroke-width="0.026cm" svg:stroke-color="#878787"/>
    </style:style>
    <style:style style:name="ch6" style:family="chart" style:data-style-name="N8000">
      <style:chart-properties chart:symbol-type="automatic" chart:symbol-width="0.176cm" chart:symbol-height="0.176cm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fo:font-family="Calibri" fo:font-size="10pt" style:font-size-asian="10pt" style:font-size-complex="10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12.754cm" svg:height="7.404cm" xlink:href=".." xlink:type="simple" chart:class="chart:scatter" chart:style-name="ch1">
        <chart:legend chart:legend-position="end" svg:x="10.034cm" svg:y="3.403cm" style:legend-expansion="high" chart:style-name="ch2"/>
        <chart:plot-area chart:style-name="ch3" table:cell-range-address="Sheet1.A1:Sheet1.B10" svg:x="0.705cm" svg:y="0.727cm" svg:width="8.819cm" svg:height="6.109cm">
          <chartooo:coordinate-region svg:x="1.326cm" svg:y="0.926cm" svg:width="7.641cm" svg:height="5.26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0" chart:class="chart:scatter">
            <chart:domain table:cell-range-address="Sheet1.A1:Sheet1.A10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A1:Sheet1.A10</svg:desc>
                </draw:g>
              </table:table-cell>
              <table:table-cell office:value-type="float" office:value="0.002">
                <text:p>0.002</text:p>
                <draw:g>
                  <svg:desc>Sheet1.B1:Sheet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0">
                <text:p>3000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0.247">
                <text:p>0.2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00">
                <text:p>25000</text:p>
              </table:table-cell>
              <table:table-cell office:value-type="float" office:value="1.589">
                <text:p>1.5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000">
                <text:p>35000</text:p>
              </table:table-cell>
              <table:table-cell office:value-type="float" office:value="3.104">
                <text:p>3.1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000">
                <text:p>45000</text:p>
              </table:table-cell>
              <table:table-cell office:value-type="float" office:value="5.049">
                <text:p>5.0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00">
                <text:p>50000</text:p>
              </table:table-cell>
              <table:table-cell office:value-type="float" office:value="6.135">
                <text:p>6.1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0">
                <text:p>70000</text:p>
              </table:table-cell>
              <table:table-cell office:value-type="float" office:value="11.231">
                <text:p>11.2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">
                <text:p>90000</text:p>
              </table:table-cell>
              <table:table-cell office:value-type="float" office:value="17.465">
                <text:p>17.4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20.825">
                <text:p>20.8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